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 style:parent-style-name="Heading_20_2">
      <style:text-properties fo:font-size="16pt" style:font-size-asian="16pt" style:font-size-complex="16pt"/>
    </style:style>
    <style:style style:name="P5" style:family="paragraph" style:parent-style-name="Heading_20_2">
      <style:text-properties fo:font-size="16pt" style:font-name-asian="宋体1" style:font-size-asian="16pt" style:font-weight-asian="bold" style:font-size-complex="16pt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8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left="2.196cm" fo:margin-right="0cm" fo:text-indent="-0.741cm" style:auto-text-indent="false"/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fo:font-weight="bold"/>
    </style:style>
    <style:style style:name="T5" style:family="text">
      <style:text-properties style:font-name="Cambria" fo:font-weight="bold"/>
    </style:style>
    <style:style style:name="T6" style:family="text">
      <style:text-properties style:font-name="Calibri"/>
    </style:style>
    <style:style style:name="T7" style:family="text">
      <style:text-properties style:font-name="Calibri" fo:font-size="10.5pt"/>
    </style:style>
    <style:style style:name="T8" style:family="text">
      <style:text-properties fo:font-size="10.5pt"/>
    </style:style>
    <style:style style:name="T9" style:family="text">
      <style:text-properties style:font-name="Wingdings"/>
    </style:style>
    <style:style style:name="T10" style:family="text">
      <style:text-properties style:font-name="Wingdings" fo:font-size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4">2 </text:span><text:span text:style-name="T3">监听器</text:span></text:h>
      <text:h text:style-name="P4" text:outline-level="2"><text:span text:style-name="T4">1</text:span><text:span text:style-name="T3">　</text:span><text:span text:style-name="T5">JavaWeb</text:span><text:span text:style-name="T3">监听器概述</text:span></text:h>
      <text:p text:style-name="P1"><text:span text:style-name="T1">在</text:span>JavaWeb<text:span text:style-name="T1">被监听的事件源为：</text:span><text:span text:style-name="T6">ServletContext</text:span><text:span text:style-name="T1">、</text:span><text:span text:style-name="T6">HttpSession</text:span><text:span text:style-name="T1">、</text:span><text:span text:style-name="T6">ServletRequest</text:span><text:span text:style-name="T1">，即三大域对象。</text:span></text:p>
      <text:p text:style-name="P2"><text:span text:style-name="T9">l</text:span><text:span text:style-name="T1">监听域对象</text:span>“创建”与“销毁”的监听器；</text:p>
      <text:p text:style-name="P2"><text:span text:style-name="T9">l</text:span><text:span text:style-name="T1">监听域对象</text:span>“操作域属性”的监听器；</text:p>
      <text:p text:style-name="P2"><text:span text:style-name="T9">l</text:span><text:span text:style-name="T1">监听</text:span>HttpSession<text:span text:style-name="T1">的监听器。</text:span></text:p>
      <text:h text:style-name="P5" text:outline-level="2">创建与销毁监听器</text:h>
      <text:p text:style-name="P7">创建与销毁监听器一共有三个：</text:p>
      <text:p text:style-name="P2"><text:span text:style-name="T9">l</text:span>ServletContextListener<text:span text:style-name="T1">：</text:span><text:span text:style-name="T6">Tomcat</text:span><text:span text:style-name="T1">启动和关闭时调用下面两个方法</text:span></text:p>
      <text:p text:style-name="P9"><text:span text:style-name="T9">Ø</text:span>public void contextInitialized(ServletContextEvent evt)<text:span text:style-name="T1">：</text:span><text:span text:style-name="T6">ServletContext</text:span><text:span text:style-name="T1">对象被创建后调用；</text:span></text:p>
      <text:p text:style-name="P9"><text:span text:style-name="T9">Ø</text:span>public void contextDestroyed(ServletContextEvent evt)<text:span text:style-name="T1">：</text:span><text:span text:style-name="T6">ServletContext</text:span><text:span text:style-name="T1">对象被销毁前调用；</text:span></text:p>
      <text:p text:style-name="P2"><text:span text:style-name="T9">l</text:span>HttpSessionListener<text:span text:style-name="T1">：开始会话和结束会话时调用下面两个方法</text:span></text:p>
      <text:p text:style-name="P9"><text:span text:style-name="T9">Ø</text:span>public void sessionCreated(HttpSessionEvent evt)<text:span text:style-name="T1">：</text:span><text:span text:style-name="T6">HttpSession</text:span><text:span text:style-name="T1">对象被创建后调用；</text:span></text:p>
      <text:p text:style-name="P9"><text:span text:style-name="T9">Ø</text:span>public void sessionDestroyed(HttpSessionEvent evt)<text:span text:style-name="T1">：</text:span><text:span text:style-name="T6">HttpSession</text:span><text:span text:style-name="T1">对象被销毁前调用；</text:span></text:p>
      <text:p text:style-name="P2"><text:span text:style-name="T9">l</text:span>ServletRequestListener<text:span text:style-name="T1">：开始请求和结束请求时调用下面两个方法</text:span></text:p>
      <text:p text:style-name="P9"><text:span text:style-name="T9">Ø</text:span>public void requestInitiallized(ServletRequestEvent evt)<text:span text:style-name="T1">：</text:span><text:span text:style-name="T6">ServletRequest</text:span><text:span text:style-name="T1">对象被创建后调用；</text:span></text:p>
      <text:p text:style-name="P9"><text:span text:style-name="T9">Ø</text:span>public void requestDestroyed(ServletRequestEvent evt)<text:span text:style-name="T1">：</text:span><text:span text:style-name="T6">ServletRequest</text:span><text:span text:style-name="T1">对象被销毁前调用。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2S</meta:editing-duration>
    <meta:editing-cycles>4</meta:editing-cycles>
    <meta:generator>LibreOffice/5.3.0.3$Windows_X86_64 LibreOffice_project/7074905676c47b82bbcfbea1aeefc84afe1c50e1</meta:generator>
    <dc:date>2018-03-21T18:45:11.006000000</dc:date>
    <meta:document-statistic meta:table-count="0" meta:image-count="0" meta:object-count="0" meta:page-count="1" meta:paragraph-count="17" meta:word-count="251" meta:character-count="748" meta:non-whitespace-character-count="728"/>
    <meta:user-defined meta:name="Info 1"/>
    <meta:user-defined meta:name="Info 2"/>
    <meta:user-defined meta:name="Info 3"/>
    <meta:user-defined meta:name="Info 4"/>
  </office:meta>
</office:document-meta>
</file>